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20pt" svg:y="36.28pt">
            <draw:object draw:notify-on-update-of-ranges="Sheet1.Z2:Sheet1.Z12 Sheet1.K67:Sheet1.K67 Sheet1.L67:Sheet1.L67 Sheet1.A2:Sheet1.A92 Sheet1.B2:Sheet1.B92 Sheet1.Y2:Sheet1.Y12 Sheet1.Z2:Sheet1.Z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0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-1.5708" calcext:value-type="float">
            <text:p>-1.5708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,785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-1.5708" calcext:value-type="float">
            <text:p>-1.5708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,7854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-1.5708" calcext:value-type="float">
            <text:p>-1.5708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B3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-1.5708" calcext:value-type="float">
            <text:p>-1.5708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,7854</text:p>
          </table:table-cell>
          <table:table-cell table:style-name="ce2" table:formula="of:=[.AB4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-1.5708" calcext:value-type="float">
            <text:p>-1.5708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,7854</text:p>
          </table:table-cell>
          <table:table-cell table:style-name="ce2" table:formula="of:=[.AB5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-1.5708" calcext:value-type="float">
            <text:p>-1.5708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,7854</text:p>
          </table:table-cell>
          <table:table-cell table:style-name="ce2" table:formula="of:=[.AB6]" office:value-type="float" office:value="0.9" calcext:value-type="float">
            <text:p>0.9</text:p>
          </table:table-cell>
        </table:table-row>
        <table:table-row table:style-name="ro1" table:number-rows-repeated="5">
          <table:table-cell table:number-columns-repeated="24"/>
          <table:table-cell table:style-name="ce2" table:number-columns-repeated="4"/>
        </table:table-row>
        <table:table-row table:style-name="ro1" table:number-rows-repeated="54">
          <table:table-cell table:number-columns-repeated="28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24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5:26:47.858415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7T15:33:44.413026299</dc:date>
    <meta:editing-duration>P1DT10H19M53S</meta:editing-duration>
    <meta:editing-cycles>17</meta:editing-cycles>
    <meta:generator>LibreOffice/6.0.7.3$Linux_X86_64 LibreOffice_project/00m0$Build-3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12 Sheet1.K67:Sheet1.L67 Sheet1.B2:Sheet1.B92" chart:data-source-has-labels="both" svg:x="3.376cm" svg:y="0.636cm" svg:width="31.367cm" svg:height="31.313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L67:Sheet1.L67" loext:label-string="point" chart:class="chart:scatter">
            <chart:domain table:cell-range-address="Sheet1.K67:Sheet1.K67"/>
            <chart:data-point/>
          </chart:series>
          <chart:series chart:style-name="ch9" chart:values-cell-range-address="Sheet1.B2:Sheet1.B92" loext:label-string="car_state" chart:class="chart:scatter">
            <chart:domain table:cell-range-address="Sheet1.A2:Sheet1.A92"/>
            <chart:data-point chart:repeated="91"/>
          </chart:series>
          <chart:series chart:style-name="ch10" chart:values-cell-range-address="Sheet1.Z2:Sheet1.Z12" loext:label-string="path" chart:class="chart:scatter">
            <chart:domain table:cell-range-address="Sheet1.Y2:Sheet1.Y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Z2:Sheet1.Z12</svg:desc>
                </draw:g>
              </table:table-cell>
              <table:table-cell office:value-type="float" office:value="3">
                <text:p>3</text:p>
                <draw:g>
                  <svg:desc>Sheet1.K67:Sheet1.K67</svg:desc>
                </draw:g>
              </table:table-cell>
              <table:table-cell office:value-type="float" office:value="4">
                <text:p>4</text:p>
                <draw:g>
                  <svg:desc>Sheet1.L67:Sheet1.L67</svg:desc>
                </draw:g>
              </table:table-cell>
              <table:table-cell office:value-type="float" office:value="3.5">
                <text:p>3.5</text:p>
                <draw:g>
                  <svg:desc>Sheet1.A2:Sheet1.A92</svg:desc>
                </draw:g>
              </table:table-cell>
              <table:table-cell office:value-type="float" office:value="2.5">
                <text:p>2.5</text:p>
                <draw:g>
                  <svg:desc>Sheet1.B2:Sheet1.B92</svg:desc>
                </draw:g>
              </table:table-cell>
              <table:table-cell office:value-type="float" office:value="1">
                <text:p>1</text:p>
                <draw:g>
                  <svg:desc>Sheet1.Y2:Sheet1.Y12</svg:desc>
                </draw:g>
              </table:table-cell>
              <table:table-cell office:value-type="float" office:value="1">
                <text:p>1</text:p>
                <draw:g>
                  <svg:desc>Sheet1.Z2:Sheet1.Z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